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72c2" officeooo:paragraph-rsid="000672c2"/>
    </style:style>
    <style:style style:name="P2" style:family="paragraph" style:parent-style-name="Standard">
      <style:text-properties officeooo:rsid="0007988e" officeooo:paragraph-rsid="0007988e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e11d" officeooo:paragraph-rsid="0008e1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e11d" officeooo:paragraph-rsid="000a7629" style:font-weight-asian="bold" style:font-weight-complex="bold"/>
    </style:style>
    <style:style style:name="P5" style:family="paragraph" style:parent-style-name="Standard">
      <style:text-properties officeooo:rsid="000bf502" officeooo:paragraph-rsid="000bf502"/>
    </style:style>
    <style:style style:name="P6" style:family="paragraph" style:parent-style-name="Standard">
      <style:text-properties officeooo:rsid="000dafda" officeooo:paragraph-rsid="000dafda"/>
    </style:style>
    <style:style style:name="P7" style:family="paragraph" style:parent-style-name="Standard">
      <style:text-properties officeooo:rsid="000f5cf9" officeooo:paragraph-rsid="000f5cf9"/>
    </style:style>
    <style:style style:name="P8" style:family="paragraph" style:parent-style-name="Standard">
      <style:text-properties officeooo:rsid="000f5cf9" officeooo:paragraph-rsid="000fe2a6"/>
    </style:style>
    <style:style style:name="P9" style:family="paragraph" style:parent-style-name="Standard">
      <style:text-properties officeooo:rsid="000fe2a6" officeooo:paragraph-rsid="000fe2a6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08e11d" officeooo:paragraph-rsid="0008e11d" style:font-weight-asian="bold" style:font-weight-complex="bold"/>
    </style:style>
    <style:style style:name="T1" style:family="text">
      <style:text-properties officeooo:rsid="0008b0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7629" style:font-weight-asian="normal" style:font-weight-complex="normal"/>
    </style:style>
    <style:style style:name="T4" style:family="text">
      <style:text-properties officeooo:rsid="000dafda"/>
    </style:style>
    <style:style style:name="T5" style:family="text">
      <style:text-properties officeooo:rsid="000f5cf9"/>
    </style:style>
    <style:style style:name="T6" style:family="text">
      <style:text-properties officeooo:rsid="000fe2a6"/>
    </style:style>
    <style:style style:name="T7" style:family="text">
      <style:text-properties officeooo:rsid="0011ba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TecWEB – parte dinamica.</text:p>
      <text:p text:style-name="P1"/>
      <text:p text:style-name="P2">La parte dinamica, realizzata in PHP, testata nella versione 7.0, si interfaccia con un database MySQL per la ricerca dei dati base di funzionamento del sito:</text:p>
      <text:p text:style-name="P2">- accessi al sito</text:p>
      <text:p text:style-name="P2">- gestione delle problematiche inerenti a<text:span text:style-name="T1">lla prenotazione</text:span></text:p>
      <text:p text:style-name="P2">- <text:span text:style-name="T1">gestione di dati pressoché statici</text:span></text:p>
      <text:p text:style-name="P2"/>
      <text:p text:style-name="P5">Dato che la mostra è principalmente statica, la part<text:span text:style-name="T4">e dinamica è incentrata solamente sulla gestione della prenotazione dei biglietti.</text:span></text:p>
      <text:p text:style-name="P6">L’utente, può essere di tipo registrato o un semplice visitatore.</text:p>
      <text:p text:style-name="P6">L’utente visitatore, visualizza tutte le pagine in sola lettura e, solamente quando vorrà prenotare i biglietti, <text:span text:style-name="T5">verrà invitato ad iscriversi.</text:span></text:p>
      <text:p text:style-name="P6"/>
      <text:p text:style-name="P7">L’iscrizione è determinata dall’inserimento dei dati base:</text:p>
      <text:p text:style-name="P7">- Nome</text:p>
      <text:p text:style-name="P7">- Cognome</text:p>
      <text:p text:style-name="P7">- Data di nascita (AAAA/MM/GG, per compatibilità)</text:p>
      <text:p text:style-name="P7">- email (<text:span text:style-name="T6">non modificabile dopo la registrazione)</text:span></text:p>
      <text:p text:style-name="P7">- <text:span text:style-name="T6">codice fiscale (non controllato, dato che non è detto che l’utente sia italiano, in quel caso è sufficiente un identificativo del documento d’identità=</text:span></text:p>
      <text:p text:style-name="P7">- <text:span text:style-name="T6">numero di telefono (non controllato, in modo da poter inserire anche un id skype, nel caso cui non si voglia comunicare il proprio numero di telefono)</text:span></text:p>
      <text:p text:style-name="P7">- <text:span text:style-name="T6">password (e la sua conferma), controllo sulla equalità, non controllate sulla dimensione.</text:span></text:p>
      <text:p text:style-name="P8"><text:s/><text:span text:style-name="T6">Viene crittografata con l’algoritmo di padding pbkdf2 con hash sha256, 50 iterazioni e stringa troncata a 50 caratteri, il sale è l’indirizzo e-mail, uno dei motivi per i quali non è consentita la variazione dell’indirizzo e-mail.</text:span></text:p>
      <text:p text:style-name="P8"/>
      <text:p text:style-name="P9">Le variabili di sessione sono:</text:p>
      <text:p text:style-name="P9">- login (identificativo se l’utente ha eseguito il login)</text:p>
      <text:p text:style-name="P9">- page (identificativo della pagina corrente, utilizzato per il redirect in caso di login)</text:p>
      <text:p text:style-name="P9">- admin (codice amministratore, identico al codice utente, nel caso cui questo sia amministratore, 0 altrimenti)</text:p>
      <text:p text:style-name="P9"/>
      <text:p text:style-name="P9">Le pagine tentano di rendere più agevoli le funzioni per le quali sono progettate e sono:</text:p>
      <text:p text:style-name="P9">- login.php: gestisce il login ed i dati utente (inclusa la modifica)</text:p>
      <text:p text:style-name="P9">- pagina_prenotazioni.php: gestisce la visualizzazione (e la modifica) delle prenotazioni</text:p>
      <text:p text:style-name="P9">- prenotazione.php: gestisce la visualizzazione dei biglietti a disposizione, nonché la fase di prenotazione.</text:p>
      <text:p text:style-name="P9"/>
      <text:p text:style-name="P9">Le pagine non visualizzabili dall’utente sono:</text:p>
      <text:p text:style-name="P9">- funzioniComuni.php, che si occupa di generare l’header ed il menù, basandosi sui parametri indicati durante la chiamata stampa_head( posizione nel sito, titolo pagina e menù), oppure su stampa_footer (statico).</text:p>
      <text:p text:style-name="P9">- database.php, che si occupa della gestione dei dati all’interno del db.</text:p>
      <text:p text:style-name="P9"/>
      <text:p text:style-name="P9">Le pagine, per evitare di generare confusione all’utente, <text:span text:style-name="T7">indicano chiaramente gli errori riscontrati nel caso cui dei campi non siano stati compilati correttamente.</text:span></text:p>
      <text:p text:style-name="P10">STRUMENTI UTILIZZATI</text:p>
      <text:p text:style-name="P3">PHP:</text:p>
      <text:p text:style-name="P3"><text:tab/>- <text:span text:style-name="T2">Editor di testo “TextWrangler” </text:span><text:span text:style-name="T3">(simile a Notepad++)</text:span></text:p>
      <text:p text:style-name="P3"><text:span text:style-name="T2"><text:tab/>- Server per i test locali (per velocizzare lo sviluppo): PHP 7.0.13-1~bpo8+1 (cli) ( NTS ) su</text:span></text:p>
      <text:p text:style-name="P3"><text:span text:style-name="T2"><text:tab/> <text:s/>Debian.</text:span></text:p>
      <text:p text:style-name="P3"><text:span text:style-name="T2"><text:tab/>- </text:span><text:span text:style-name="T3">Server di laboratorio per i test di produzione.</text:span></text:p>
      <text:p text:style-name="P3"><text:span text:style-name="T2"><text:tab/>- </text:span><text:span text:style-name="T3">Bash</text:span></text:p>
      <text:p text:style-name="P3">SQL:</text:p>
      <text:p text:style-name="P3"><text:tab/>- <text:span text:style-name="T2">MySQL 5.5.50-0+deb8u1 </text:span><text:span text:style-name="T3">(per i test locali)</text:span></text:p>
      <text:p text:style-name="P3"><text:span text:style-name="T2"><text:tab/>- MySQL Workbench per leggere le tabelle e non dovere installare phpMyAdmin</text:span></text:p>
      <text:p text:style-name="P3"><text:span text:style-name="T2"><text:tab/>- </text:span><text:span text:style-name="T3">Bash</text:span></text:p>
      <text:p text:style-name="P3">TEST:</text:p>
      <text:p text:style-name="P4"><text:tab/>- <text:span text:style-name="T3">html validator: </text:span><text:a xlink:type="simple" xlink:href="https://validator.w3.org/" text:style-name="Internet_20_link" text:visited-style-name="Visited_20_Internet_20_Link"><text:span text:style-name="T3">https://validator.w3.org</text:span></text:a></text:p>
      <text:p text:style-name="P4"><text:span text:style-name="T3"><text:tab/>- css validator: </text:span><text:a xlink:type="simple" xlink:href="https://jigsaw.w3.org/css-validator/validator" text:style-name="Internet_20_link" text:visited-style-name="Visited_20_Internet_20_Link"><text:span text:style-name="T3">https://jigsaw.w3.org/css-validator/validator</text:span></text:a></text:p>
      <text:p text:style-name="P4"><text:span text:style-name="T3"><text:tab/>- accessibility checker: achecker.ca/checker/index.php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7:55.463660000</meta:creation-date>
    <dc:date>2017-02-05T15:54:20.703123000</dc:date>
    <meta:editing-duration>PT12M18S</meta:editing-duration>
    <meta:editing-cycles>4</meta:editing-cycles>
    <meta:generator>LibreOffice/5.2.1.2$MacOSX_X86_64 LibreOffice_project/31dd62db80d4e60af04904455ec9c9219178d620</meta:generator>
    <meta:document-statistic meta:table-count="0" meta:image-count="0" meta:object-count="0" meta:page-count="2" meta:paragraph-count="44" meta:word-count="463" meta:character-count="3119" meta:non-whitespace-character-count="2684"/>
  </office:meta>
</office:document-meta>
</file>